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aea79f"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493cm" svg:height="1.143cm" draw:transform="rotate (0.98192223717201) translate (8.874cm 15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4.572cm" svg:height="4.572cm" draw:transform="rotate (0.98192223717201) translate (11.487cm 8.3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4.064cm" svg:height="1.27cm" draw:transform="rotate (0.98192223717201) translate (13.724cm 8.02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1:57:59.730610417</meta:creation-date>
    <dc:date>2016-08-15T12:02:52.857855668</dc:date>
    <meta:editing-duration>PT25S</meta:editing-duration>
    <meta:editing-cycles>2</meta:editing-cycles>
    <meta:generator>LibreOffice/4.2.8.2$Linux_X86_64 LibreOffice_project/420m0$Build-2</meta:generator>
    <meta:document-statistic meta:object-count="4"/>
  </office:meta>
</office:document-meta>
</file>